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A000001ED12862992.png" manifest:media-type="image/png"/>
  <manifest:file-entry manifest:full-path="Pictures/10000000000003370000022CAE7D4D2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rchitecture Trade Off Analysis Method (ATAM) and Architecture Docum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062cm" svg:height="16.255cm" svg:x="1.938cm" svg:y="1.745cm" presentation:class="graphic" presentation:user-transformed="true">
          <draw:image xlink:href="Pictures/10000000000003370000022CAE7D4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8.265cm" svg:height="16.255cm" svg:x="4.866cm" svg:y="2.145cm" presentation:class="graphic" presentation:user-transformed="true">
          <draw:image xlink:href="Pictures/100000000000022A000001ED12862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3:49.043000000</meta:creation-date>
    <dc:date>2014-10-27T23:22:23.534000000</dc:date>
    <meta:editing-duration>PT1M11S</meta:editing-duration>
    <meta:editing-cycles>2</meta:editing-cycles>
    <meta:generator>LibreOffice/4.3.2.2$Windows_x86 LibreOffice_project/edfb5295ba211bd31ad47d0bad0118690f76407d</meta:generator>
    <meta:document-statistic meta:object-count="33"/>
  </office:meta>
</office:document-meta>
</file>